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aa9d"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aa9d" officeooo:paragraph-rsid="0017aa9d"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3e602" officeooo:paragraph-rsid="0013e602" fo:background-color="transparent" style:font-style-asian="normal" style:font-weight-asian="normal" style:font-style-complex="normal" style:font-weight-complex="normal"/>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14e71"/>
    </style:style>
    <style:style style:name="T78" style:family="text">
      <style:text-properties officeooo:rsid="0012b695"/>
    </style:style>
    <style:style style:name="T79" style:family="text">
      <style:text-properties officeooo:rsid="0012ec88"/>
    </style:style>
    <style:style style:name="T80" style:family="text">
      <style:text-properties officeooo:rsid="00172f4c"/>
    </style:style>
    <style:style style:name="T81" style:family="text">
      <style:text-properties officeooo:rsid="0017aa9d"/>
    </style:style>
    <style:style style:name="T82" style:family="text">
      <style:text-properties officeooo:rsid="0018d816"/>
    </style:style>
    <style:style style:name="T83" style:family="text">
      <style:text-properties officeooo:rsid="0019d95b"/>
    </style:style>
    <style:style style:name="T84" style:family="text">
      <style:text-properties officeooo:rsid="001df4eb"/>
    </style:style>
    <style:style style:name="T85" style:family="text">
      <style:text-properties officeooo:rsid="001f8b05"/>
    </style:style>
    <style:style style:name="T86" style:family="text">
      <style:text-properties officeooo:rsid="002149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3"/>
      <text:h text:style-name="P158"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8"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2616448651665026592"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
      <text:p text:style-name="P79"><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8"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53"><text:span text:style-name="T11">– ПРИМАТ, ТЫ СИЛЬНО ПОЖАЛЕЕШЬ, ЕСЛИ РЕШИШЬ ДОВЕРШИТЬ ЗАДУМАННОЕ! МЫ НОЧНАЯ ГЛАВА ДИАРХИИ И НЕ ДОПУСТИМ ПОПРАНИЯ КОРОЛЕВСКОГО ВЕЛИЧИ-И-И-И-БУ-У-У-УП!!!</text:span></text:p>
      <text:p text:style-name="P39"/>
      <text:p text:style-name="P53"><text:soft-page-break/><text:span text:style-name="T11">Моя ладонь сжала проезжающий мимо нос Луны. Гневная тирада ночной аликорницы завершилась трубным рёвом.</text:span></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9"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text:span text:style-name="T77">Пегаска</text:span>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text:span text:style-name="T77">Дэш</text:span>.</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text:span text:style-name="T78">мы встретили</text:span> дв<text:span text:style-name="T78">ух</text:span> лаке<text:span text:style-name="T78">ев</text:span>.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text:span text:style-name="T79">ую</text:span> бесформенн<text:span text:style-name="T79">ую</text:span> <text:span text:style-name="T79">кляксу</text:span>, широко распластавш<text:span text:style-name="T79">ую</text:span>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157"><text:span text:style-name="T1"/></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text:span text:style-name="T80">воскликнул</text:span>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1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text:span text:style-name="T81">ё</text:span>тся <text:span text:style-name="T81">буря</text:span>, по сравнению с которыми нынешние проблемы покажутся тёплым летним дождиком.</text:p>
      <text:p text:style-name="P155">Луна вздохнула.</text:p>
      <text:p text:style-name="P1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text:span text:style-name="T83">перечень </text:span>руководителей по направлениям. Ждём вас завтра тут же на утренней планёрке после восхода солнца!</text:p>
      <text:p text:style-name="P155">С этими словами аликорница развернула свиток, достигший нижним концом пола.</text:p>
      <text:p text:style-name="P53"><text:span text:style-name="T82">Твайлайт</text:span> <text:span text:style-name="T82">схватилась за</text:span>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text:span text:style-name="T84">Даже если я знаю, насколько ничтожны шансы вернуть Сел и остальных.</text:span>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text:span text:style-name="T84">две</text:span>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text:span text:style-name="T85">и</text:span>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text:span text:style-name="T86">правду</text:span>,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text:soft-page-break/>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text:soft-page-break/>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text:soft-page-break/>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text:soft-page-break/>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text:soft-page-break/>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text:soft-page-break/>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text:soft-page-break/>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text:soft-page-break/>–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text:soft-page-break/>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text:soft-page-break/>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text:soft-page-break/>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text:soft-page-break/></text:p>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1"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8"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22T19:41:07.144490502</dc:date>
    <meta:editing-duration>P161DT3M54S</meta:editing-duration>
    <meta:editing-cycles>10331</meta:editing-cycles>
    <meta:generator>LibreOffice/5.1.6.2$Linux_X86_64 LibreOffice_project/10m0$Build-2</meta:generator>
    <meta:printed-by>макс </meta:printed-by>
    <meta:print-date>2017-08-23T21:51:29.95</meta:print-date>
    <meta:document-statistic meta:table-count="0" meta:image-count="0" meta:object-count="0" meta:page-count="273" meta:paragraph-count="4996" meta:word-count="104861" meta:character-count="694880" meta:non-whitespace-character-count="590395"/>
  </office:meta>
</office:document-meta>
</file>